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yteStreamFragment.XMLByteStreamFragment( Object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yteStreamFragment.toSAX(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